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5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98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fo:border-bottom="1.81pt solid #000000" style:text-align-source="fix" style:repeat-content="false" fo:wrap-option="no-wrap" fo:border-left="1.81pt solid #000000" style:direction="ltr" fo:border-right="none" style:rotation-angle="0" style:rotation-align="none" style:shrink-to-fit="false" fo:border-top="1.81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81pt solid #000000" style:text-align-source="fix" style:repeat-content="false" fo:wrap-option="no-wrap" fo:border-left="1.81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1.81pt solid #000000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81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81pt solid #000000" style:rotation-angle="0" style:rotation-align="none" style:shrink-to-fit="false" fo:border-top="1.81pt solid #000000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81pt solid #000000" style:text-align-source="fix" style:repeat-content="false" fo:wrap-option="no-wrap" fo:border-left="none" style:direction="ltr" fo:border-right="1.8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Run7</text:p>
          </table:table-cell>
          <table:table-cell office:value-type="string" calcext:value-type="string">
            <text:p>Run8</text:p>
          </table:table-cell>
          <table:table-cell office:value-type="string" calcext:value-type="string">
            <text:p>Run9</text:p>
          </table:table-cell>
          <table:table-cell office:value-type="string" calcext:value-type="string">
            <text:p>Run17</text:p>
          </table:table-cell>
          <table:table-cell/>
          <table:table-cell office:value-type="string" calcext:value-type="string">
            <text:p>RL Vars</text:p>
          </table:table-cell>
          <table:table-cell office:value-type="string" calcext:value-type="string">
            <text:p>Clinical Vars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pleteness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startdate</text:p>
          </table:table-cell>
          <table:table-cell table:number-columns-repeated="1007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providertype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2"/>
          <table:table-cell office:value-type="string" calcext:value-type="string">
            <text:p>sex</text:p>
          </table:table-cell>
          <table:table-cell office:value-type="string" calcext:value-type="string">
            <text:p>heightinches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ObsPeriod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dob</text:p>
          </table:table-cell>
          <table:table-cell office:value-type="string" calcext:value-type="string">
            <text:p>weightpounds</text:p>
          </table:table-cell>
          <table:table-cell table:number-columns-repeated="1007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mrn_chd_overall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2"/>
          <table:table-cell office:value-type="string" calcext:value-type="string">
            <text:p>address</text:p>
          </table:table-cell>
          <table:table-cell office:value-type="string" calcext:value-type="string">
            <text:p>siteid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Data Den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city</text:p>
          </table:table-cell>
          <table:table-cell table:number-columns-repeated="1008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/>
          <table:table-cell office:value-type="string" calcext:value-type="string">
            <text:p>state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12"/>
          <table:table-cell office:value-type="string" calcext:value-type="string">
            <text:p>zip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Value Den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phone</text:p>
          </table:table-cell>
          <table:table-cell table:number-columns-repeated="1008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/>
          <table:table-cell office:value-type="string" calcext:value-type="string">
            <text:p>ssn4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Value Diversity</text:p>
          </table:table-cell>
          <table:table-cell table:style-name="ce5" office:value-type="string" calcext:value-type="string">
            <text:p>Unlinked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inked</text:p>
          </table:table-cell>
          <table:table-cell table:number-columns-repeated="9" table:style-name="ce9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6:24:33.349781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Michael Kahn</meta:initial-creator>
    <meta:creation-date>2021-05-19T14:56:57</meta:creation-date>
    <dc:date>2021-05-19T16:39:52.230903384</dc:date>
    <meta:generator>LibreOffice/7.0.2.2$Linux_X86_64 LibreOffice_project/8349ace3c3162073abd90d81fd06dcfb6b36b994</meta:generator>
    <meta:editing-duration>PT7M8S</meta:editing-duration>
    <meta:editing-cycles>3</meta:editing-cycles>
    <meta:document-statistic meta:table-count="1" meta:cell-count="1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